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 svg:font-family="'Times Ne'"/>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Liberation Serif" fo:font-size="11pt" officeooo:paragraph-rsid="000e2b37" style:font-size-asian="11pt" style:font-size-complex="11pt"/>
    </style:style>
    <style:style style:name="T1" style:family="text">
      <style:text-properties officeooo:rsid="000e2b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t first I cloned my repository to my pc.Then created 'File1.odt' and added it to repository.Then edited it twice and modified and pulled those files.This is the second file I'm creating.It contains little description what I've done.I'll now add it to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 svg:font-family="'Times Ne'"/>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7T23:23:41</dc:date>
    <dc:creator>anik </dc:creator>
    <meta:document-statistic meta:table-count="0" meta:image-count="0" meta:object-count="0" meta:page-count="1" meta:paragraph-count="1" meta:word-count="42" meta:character-count="263" meta:non-whitespace-character-count="222"/>
    <meta:generator>LibreOffice/4.0.2.2$Linux_x86 LibreOffice_project/400m0$Build-2</meta:generator>
  </office:meta>
</office:document-meta>
</file>